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6.6pt"/>
    </style:style>
    <style:style style:name="co2" style:family="table-column">
      <style:table-column-properties fo:break-before="auto" style:column-width="35.04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50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60-2" table:style-name="ta1">
        <table:shapes>
          <draw:frame draw:z-index="0" draw:style-name="gr1" draw:text-style-name="P1" svg:width="1213.88pt" svg:height="682.78pt" svg:x="404.67pt" svg:y="13.21pt">
            <loext:p draw:notify-on-update-of-ranges="'results60-2'.C2:'results60-2'.C10 'results60-2'.B2:'results60-2'.B2 'results60-2'.F2:'results60-2'.F10 'results60-2'.B56:'results60-2'.B56 'results60-2'.F56:'results60-2'.F64 'results60-2'.C56:'results60-2'.C64 'results60-2'.B65:'results60-2'.B65 'results60-2'.F65:'results60-2'.F73 'results60-2'.C65:'results60-2'.C73 'results60-2'.B74:'results60-2'.B74 'results60-2'.F74:'results60-2'.F82 'results60-2'.C74:'results60-2'.C82 'results60-2'.B2:'results60-2'.B2 'results60-2'.G2:'results60-2'.G10 'results60-2'.C2:'results60-2'.C10 'results60-2'.B56:'results60-2'.B56 'results60-2'.G56:'results60-2'.G64 'results60-2'.C56:'results60-2'.C64 'results60-2'.B65:'results60-2'.B65 'results60-2'.G65:'results60-2'.G73 'results60-2'.C65:'results60-2'.C73 'results60-2'.B74:'results60-2'.B74 'results60-2'.G74:'results60-2'.G82 'results60-2'.C74:'results60-2'.C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U LO</text:p>
          </table:table-cell>
          <table:table-cell office:value-type="string" calcext:value-type="string">
            <text:p><text:s/>U HI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Failed B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e 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D2]/200*100" office:value-type="float" office:value="100" calcext:value-type="float">
            <text:p>100</text:p>
          </table:table-cell>
          <table:table-cell table:formula="of:=([.D2]-[.E2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D3]/200*100" office:value-type="float" office:value="100" calcext:value-type="float">
            <text:p>100</text:p>
          </table:table-cell>
          <table:table-cell table:formula="of:=([.D3]-[.E3])/200*100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4]/200*100" office:value-type="float" office:value="100" calcext:value-type="float">
            <text:p>100</text:p>
          </table:table-cell>
          <table:table-cell table:formula="of:=([.D4]-[.E4])/200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5]/200*100" office:value-type="float" office:value="100" calcext:value-type="float">
            <text:p>100</text:p>
          </table:table-cell>
          <table:table-cell table:formula="of:=([.D5]-[.E5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D6]/200*100" office:value-type="float" office:value="100" calcext:value-type="float">
            <text:p>100</text:p>
          </table:table-cell>
          <table:table-cell table:formula="of:=([.D6]-[.E6])/200*1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7]/200*100" office:value-type="float" office:value="100" calcext:value-type="float">
            <text:p>100</text:p>
          </table:table-cell>
          <table:table-cell table:formula="of:=([.D7]-[.E7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8]/200*100" office:value-type="float" office:value="100" calcext:value-type="float">
            <text:p>100</text:p>
          </table:table-cell>
          <table:table-cell table:formula="of:=([.D8]-[.E8])/200*100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9]/200*100" office:value-type="float" office:value="100" calcext:value-type="float">
            <text:p>100</text:p>
          </table:table-cell>
          <table:table-cell table:formula="of:=([.D9]-[.E9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10]/200*100" office:value-type="float" office:value="100" calcext:value-type="float">
            <text:p>100</text:p>
          </table:table-cell>
          <table:table-cell table:formula="of:=([.D10]-[.E10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D11]/200*100" office:value-type="float" office:value="100" calcext:value-type="float">
            <text:p>100</text:p>
          </table:table-cell>
          <table:table-cell table:formula="of:=([.D11]-[.E11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12]/200*100" office:value-type="float" office:value="100" calcext:value-type="float">
            <text:p>100</text:p>
          </table:table-cell>
          <table:table-cell table:formula="of:=([.D12]-[.E12])/200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13]/200*100" office:value-type="float" office:value="100" calcext:value-type="float">
            <text:p>100</text:p>
          </table:table-cell>
          <table:table-cell table:formula="of:=([.D13]-[.E13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D14]/200*100" office:value-type="float" office:value="100" calcext:value-type="float">
            <text:p>100</text:p>
          </table:table-cell>
          <table:table-cell table:formula="of:=([.D14]-[.E14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D15]/200*100" office:value-type="float" office:value="100" calcext:value-type="float">
            <text:p>100</text:p>
          </table:table-cell>
          <table:table-cell table:formula="of:=([.D15]-[.E15])/200*1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D16]/200*100" office:value-type="float" office:value="100" calcext:value-type="float">
            <text:p>100</text:p>
          </table:table-cell>
          <table:table-cell table:formula="of:=([.D16]-[.E16])/200*1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D17]/200*100" office:value-type="float" office:value="100" calcext:value-type="float">
            <text:p>100</text:p>
          </table:table-cell>
          <table:table-cell table:formula="of:=([.D17]-[.E17])/200*100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formula="of:=[.D18]/200*100" office:value-type="float" office:value="100" calcext:value-type="float">
            <text:p>100</text:p>
          </table:table-cell>
          <table:table-cell table:formula="of:=([.D18]-[.E18])/200*100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formula="of:=[.D19]/200*100" office:value-type="float" office:value="100" calcext:value-type="float">
            <text:p>100</text:p>
          </table:table-cell>
          <table:table-cell table:formula="of:=([.D19]-[.E19])/200*100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20]/200*100" office:value-type="float" office:value="100" calcext:value-type="float">
            <text:p>100</text:p>
          </table:table-cell>
          <table:table-cell table:formula="of:=([.D20]-[.E20])/200*100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D21]/200*100" office:value-type="float" office:value="100" calcext:value-type="float">
            <text:p>100</text:p>
          </table:table-cell>
          <table:table-cell table:formula="of:=([.D21]-[.E21])/200*1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D22]/200*100" office:value-type="float" office:value="100" calcext:value-type="float">
            <text:p>100</text:p>
          </table:table-cell>
          <table:table-cell table:formula="of:=([.D22]-[.E22])/200*100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D23]/200*100" office:value-type="float" office:value="100" calcext:value-type="float">
            <text:p>100</text:p>
          </table:table-cell>
          <table:table-cell table:formula="of:=([.D23]-[.E23])/200*100"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formula="of:=[.D24]/200*100" office:value-type="float" office:value="100" calcext:value-type="float">
            <text:p>100</text:p>
          </table:table-cell>
          <table:table-cell table:formula="of:=([.D24]-[.E24])/200*100"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formula="of:=[.D25]/200*100" office:value-type="float" office:value="100" calcext:value-type="float">
            <text:p>100</text:p>
          </table:table-cell>
          <table:table-cell table:formula="of:=([.D25]-[.E25])/200*1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[.D26]/200*100" office:value-type="float" office:value="100" calcext:value-type="float">
            <text:p>100</text:p>
          </table:table-cell>
          <table:table-cell table:formula="of:=([.D26]-[.E26])/200*1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formula="of:=[.D27]/200*100" office:value-type="float" office:value="100" calcext:value-type="float">
            <text:p>100</text:p>
          </table:table-cell>
          <table:table-cell table:formula="of:=([.D27]-[.E27])/200*100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formula="of:=[.D28]/200*100" office:value-type="float" office:value="100" calcext:value-type="float">
            <text:p>100</text:p>
          </table:table-cell>
          <table:table-cell table:formula="of:=([.D28]-[.E28])/200*100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formula="of:=[.D29]/200*100" office:value-type="float" office:value="100" calcext:value-type="float">
            <text:p>100</text:p>
          </table:table-cell>
          <table:table-cell table:formula="of:=([.D29]-[.E29])/200*100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formula="of:=[.D30]/200*100" office:value-type="float" office:value="100" calcext:value-type="float">
            <text:p>100</text:p>
          </table:table-cell>
          <table:table-cell table:formula="of:=([.D30]-[.E30])/200*100"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formula="of:=[.D31]/200*100" office:value-type="float" office:value="100" calcext:value-type="float">
            <text:p>100</text:p>
          </table:table-cell>
          <table:table-cell table:formula="of:=([.D31]-[.E31])/200*100"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formula="of:=[.D32]/200*100" office:value-type="float" office:value="100" calcext:value-type="float">
            <text:p>100</text:p>
          </table:table-cell>
          <table:table-cell table:formula="of:=([.D32]-[.E32])/200*100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formula="of:=[.D33]/200*100" office:value-type="float" office:value="100" calcext:value-type="float">
            <text:p>100</text:p>
          </table:table-cell>
          <table:table-cell table:formula="of:=([.D33]-[.E33])/200*100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table:formula="of:=[.D34]/200*100" office:value-type="float" office:value="100" calcext:value-type="float">
            <text:p>100</text:p>
          </table:table-cell>
          <table:table-cell table:formula="of:=([.D34]-[.E34])/200*100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table:formula="of:=[.D35]/200*100" office:value-type="float" office:value="100" calcext:value-type="float">
            <text:p>100</text:p>
          </table:table-cell>
          <table:table-cell table:formula="of:=([.D35]-[.E35])/200*100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table:formula="of:=[.D36]/200*100" office:value-type="float" office:value="99.5" calcext:value-type="float">
            <text:p>99.5</text:p>
          </table:table-cell>
          <table:table-cell table:formula="of:=([.D36]-[.E36])/200*100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formula="of:=[.D37]/200*100" office:value-type="float" office:value="100" calcext:value-type="float">
            <text:p>100</text:p>
          </table:table-cell>
          <table:table-cell table:formula="of:=([.D37]-[.E37])/200*100"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formula="of:=[.D38]/200*100" office:value-type="float" office:value="100" calcext:value-type="float">
            <text:p>100</text:p>
          </table:table-cell>
          <table:table-cell table:formula="of:=([.D38]-[.E38])/200*100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formula="of:=[.D39]/200*100" office:value-type="float" office:value="100" calcext:value-type="float">
            <text:p>100</text:p>
          </table:table-cell>
          <table:table-cell table:formula="of:=([.D39]-[.E39])/200*100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table:formula="of:=[.D40]/200*100" office:value-type="float" office:value="99.5" calcext:value-type="float">
            <text:p>99.5</text:p>
          </table:table-cell>
          <table:table-cell table:formula="of:=([.D40]-[.E40])/200*100"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D41]/200*100" office:value-type="float" office:value="100" calcext:value-type="float">
            <text:p>100</text:p>
          </table:table-cell>
          <table:table-cell table:formula="of:=([.D41]-[.E41])/200*1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table:formula="of:=[.D42]/200*100" office:value-type="float" office:value="100" calcext:value-type="float">
            <text:p>100</text:p>
          </table:table-cell>
          <table:table-cell table:formula="of:=([.D42]-[.E42])/200*100"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table:formula="of:=[.D43]/200*100" office:value-type="float" office:value="100" calcext:value-type="float">
            <text:p>100</text:p>
          </table:table-cell>
          <table:table-cell table:formula="of:=([.D43]-[.E43])/200*100"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table:formula="of:=[.D44]/200*100" office:value-type="float" office:value="99.5" calcext:value-type="float">
            <text:p>99.5</text:p>
          </table:table-cell>
          <table:table-cell table:formula="of:=([.D44]-[.E44])/200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table:formula="of:=[.D45]/200*100" office:value-type="float" office:value="100" calcext:value-type="float">
            <text:p>100</text:p>
          </table:table-cell>
          <table:table-cell table:formula="of:=([.D45]-[.E45])/200*100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table:formula="of:=[.D46]/200*100" office:value-type="float" office:value="100" calcext:value-type="float">
            <text:p>100</text:p>
          </table:table-cell>
          <table:table-cell table:formula="of:=([.D46]-[.E46])/200*100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table:formula="of:=[.D47]/200*100" office:value-type="float" office:value="99.5" calcext:value-type="float">
            <text:p>99.5</text:p>
          </table:table-cell>
          <table:table-cell table:formula="of:=([.D47]-[.E47])/200*100"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  <table:table-cell table:formula="of:=[.D48]/200*100" office:value-type="float" office:value="98.5" calcext:value-type="float">
            <text:p>98.5</text:p>
          </table:table-cell>
          <table:table-cell table:formula="of:=([.D48]-[.E48])/200*100"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92" calcext:value-type="float">
            <text:p>92</text:p>
          </table:table-cell>
          <table:table-cell table:formula="of:=[.D49]/200*100" office:value-type="float" office:value="99.5" calcext:value-type="float">
            <text:p>99.5</text:p>
          </table:table-cell>
          <table:table-cell table:formula="of:=([.D49]-[.E49])/200*100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 table:formula="of:=[.D50]/200*100" office:value-type="float" office:value="99" calcext:value-type="float">
            <text:p>99</text:p>
          </table:table-cell>
          <table:table-cell table:formula="of:=([.D50]-[.E50])/200*100"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table:formula="of:=[.D51]/200*100" office:value-type="float" office:value="98.5" calcext:value-type="float">
            <text:p>98.5</text:p>
          </table:table-cell>
          <table:table-cell table:formula="of:=([.D51]-[.E51])/200*10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table:formula="of:=[.D52]/200*100" office:value-type="float" office:value="98" calcext:value-type="float">
            <text:p>98</text:p>
          </table:table-cell>
          <table:table-cell table:formula="of:=([.D52]-[.E52])/200*10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D53]/200*100" office:value-type="float" office:value="99" calcext:value-type="float">
            <text:p>99</text:p>
          </table:table-cell>
          <table:table-cell table:formula="of:=([.D53]-[.E53])/200*10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table:formula="of:=[.D54]/200*100" office:value-type="float" office:value="99" calcext:value-type="float">
            <text:p>99</text:p>
          </table:table-cell>
          <table:table-cell table:formula="of:=([.D54]-[.E54])/200*100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 table:formula="of:=[.D55]/200*100" office:value-type="float" office:value="99" calcext:value-type="float">
            <text:p>99</text:p>
          </table:table-cell>
          <table:table-cell table:formula="of:=([.D55]-[.E55])/200*100"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table:formula="of:=[.D56]/200*100" office:value-type="float" office:value="98" calcext:value-type="float">
            <text:p>98</text:p>
          </table:table-cell>
          <table:table-cell table:formula="of:=([.D56]-[.E56])/200*100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table:formula="of:=[.D57]/200*100" office:value-type="float" office:value="98" calcext:value-type="float">
            <text:p>98</text:p>
          </table:table-cell>
          <table:table-cell table:formula="of:=([.D57]-[.E57])/200*100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table:formula="of:=[.D58]/200*100" office:value-type="float" office:value="95" calcext:value-type="float">
            <text:p>95</text:p>
          </table:table-cell>
          <table:table-cell table:formula="of:=([.D58]-[.E58])/200*100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table:formula="of:=[.D59]/200*100" office:value-type="float" office:value="96" calcext:value-type="float">
            <text:p>96</text:p>
          </table:table-cell>
          <table:table-cell table:formula="of:=([.D59]-[.E59])/200*100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table:formula="of:=[.D60]/200*100" office:value-type="float" office:value="94" calcext:value-type="float">
            <text:p>94</text:p>
          </table:table-cell>
          <table:table-cell table:formula="of:=([.D60]-[.E60])/200*1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table:formula="of:=[.D61]/200*100" office:value-type="float" office:value="96" calcext:value-type="float">
            <text:p>96</text:p>
          </table:table-cell>
          <table:table-cell table:formula="of:=([.D61]-[.E61])/200*10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table:formula="of:=[.D62]/200*100" office:value-type="float" office:value="92.5" calcext:value-type="float">
            <text:p>92.5</text:p>
          </table:table-cell>
          <table:table-cell table:formula="of:=([.D62]-[.E62])/200*10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table:formula="of:=[.D63]/200*100" office:value-type="float" office:value="89.5" calcext:value-type="float">
            <text:p>89.5</text:p>
          </table:table-cell>
          <table:table-cell table:formula="of:=([.D63]-[.E63])/200*100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table:formula="of:=[.D64]/200*100" office:value-type="float" office:value="90" calcext:value-type="float">
            <text:p>90</text:p>
          </table:table-cell>
          <table:table-cell table:formula="of:=([.D64]-[.E64])/200*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table:formula="of:=[.D65]/200*100" office:value-type="float" office:value="89" calcext:value-type="float">
            <text:p>89</text:p>
          </table:table-cell>
          <table:table-cell table:formula="of:=([.D65]-[.E65])/200*100"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table:formula="of:=[.D66]/200*100" office:value-type="float" office:value="84" calcext:value-type="float">
            <text:p>84</text:p>
          </table:table-cell>
          <table:table-cell table:formula="of:=([.D66]-[.E66])/200*100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formula="of:=[.D67]/200*100" office:value-type="float" office:value="86" calcext:value-type="float">
            <text:p>86</text:p>
          </table:table-cell>
          <table:table-cell table:formula="of:=([.D67]-[.E67])/200*10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table:formula="of:=[.D68]/200*100" office:value-type="float" office:value="81.5" calcext:value-type="float">
            <text:p>81.5</text:p>
          </table:table-cell>
          <table:table-cell table:formula="of:=([.D68]-[.E68])/200*10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table:formula="of:=[.D69]/200*100" office:value-type="float" office:value="84.5" calcext:value-type="float">
            <text:p>84.5</text:p>
          </table:table-cell>
          <table:table-cell table:formula="of:=([.D69]-[.E69])/200*10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table:formula="of:=[.D70]/200*100" office:value-type="float" office:value="81.5" calcext:value-type="float">
            <text:p>81.5</text:p>
          </table:table-cell>
          <table:table-cell table:formula="of:=([.D70]-[.E70])/200*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table:formula="of:=[.D71]/200*100" office:value-type="float" office:value="74.5" calcext:value-type="float">
            <text:p>74.5</text:p>
          </table:table-cell>
          <table:table-cell table:formula="of:=([.D71]-[.E71])/200*100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table:formula="of:=[.D72]/200*100" office:value-type="float" office:value="71.5" calcext:value-type="float">
            <text:p>71.5</text:p>
          </table:table-cell>
          <table:table-cell table:formula="of:=([.D72]-[.E72])/200*100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formula="of:=[.D73]/200*100" office:value-type="float" office:value="72" calcext:value-type="float">
            <text:p>72</text:p>
          </table:table-cell>
          <table:table-cell table:formula="of:=([.D73]-[.E73])/200*100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[.D74]/200*100" office:value-type="float" office:value="55" calcext:value-type="float">
            <text:p>55</text:p>
          </table:table-cell>
          <table:table-cell table:formula="of:=([.D74]-[.E74])/200*100" office:value-type="float" office:value="8.5" calcext:value-type="float">
            <text:p>8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formula="of:=[.D75]/200*100" office:value-type="float" office:value="54.5" calcext:value-type="float">
            <text:p>54.5</text:p>
          </table:table-cell>
          <table:table-cell table:formula="of:=([.D75]-[.E75])/200*100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formula="of:=[.D76]/200*100" office:value-type="float" office:value="52.5" calcext:value-type="float">
            <text:p>52.5</text:p>
          </table:table-cell>
          <table:table-cell table:formula="of:=([.D76]-[.E76])/200*100" office:value-type="float" office:value="7.5" calcext:value-type="float">
            <text:p>7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[.D77]/200*100" office:value-type="float" office:value="46.5" calcext:value-type="float">
            <text:p>46.5</text:p>
          </table:table-cell>
          <table:table-cell table:formula="of:=([.D77]-[.E77])/200*100"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formula="of:=[.D78]/200*100" office:value-type="float" office:value="44.5" calcext:value-type="float">
            <text:p>44.5</text:p>
          </table:table-cell>
          <table:table-cell table:formula="of:=([.D78]-[.E78])/200*100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[.D79]/200*100" office:value-type="float" office:value="41" calcext:value-type="float">
            <text:p>41</text:p>
          </table:table-cell>
          <table:table-cell table:formula="of:=([.D79]-[.E79])/200*10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D80]/200*100" office:value-type="float" office:value="35" calcext:value-type="float">
            <text:p>35</text:p>
          </table:table-cell>
          <table:table-cell table:formula="of:=([.D80]-[.E80])/200*1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[.D81]/200*100" office:value-type="float" office:value="31.5" calcext:value-type="float">
            <text:p>31.5</text:p>
          </table:table-cell>
          <table:table-cell table:formula="of:=([.D81]-[.E81])/200*10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formula="of:=[.D82]/200*100" office:value-type="float" office:value="32" calcext:value-type="float">
            <text:p>32</text:p>
          </table:table-cell>
          <table:table-cell table:formula="of:=([.D82]-[.E82])/200*10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Lucida Sans Unicode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4:49:28.040810929</dc:date>
    <meta:editing-duration>PT1M28S</meta:editing-duration>
    <meta:editing-cycles>1</meta:editing-cycles>
    <meta:document-statistic meta:table-count="1" meta:cell-count="574" meta:object-count="1"/>
    <meta:generator>LibreOffice/5.2.4.2.0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2.824cm" svg:height="24.088cm" xlink:href=".." xlink:type="simple" chart:class="chart:scatter" chart:style-name="ch1">
        <chart:legend chart:legend-position="end" svg:x="40.14cm" svg:y="9.97cm" style:legend-expansion="high" chart:style-name="ch2"/>
        <chart:plot-area chart:style-name="ch3" table:cell-range-address="'results60-2'.C2:'results60-2'.C10 'results60-2'.B2:'results60-2'.B2 'results60-2'.F2:'results60-2'.G10 'results60-2'.B56:'results60-2'.B56 'results60-2'.F56:'results60-2'.G82 'results60-2'.B65:'results60-2'.B65 'results60-2'.B74:'results60-2'.B74" chart:data-source-has-labels="row" svg:x="1.875cm" svg:y="0.481cm" svg:width="37.409cm" svg:height="22.137cm">
          <chartooo:coordinate-region svg:x="2.558cm" svg:y="0.684cm" svg:width="36.237cm" svg:height="21.279cm"/>
          <chart:axis chart:dimension="x" chart:name="primary-x" chart:style-name="ch4">
            <chart:title svg:x="20.17cm" svg:y="23.099cm" chart:style-name="ch5">
              <text:p>U HI</text:p>
            </chart:title>
          </chart:axis>
          <chart:axis chart:dimension="y" chart:name="primary-y" chart:style-name="ch4">
            <chart:title svg:x="0.451cm" svg:y="12.93cm" chart:style-name="ch6">
              <text:p>Acceptance rate</text:p>
            </chart:title>
            <chart:grid chart:style-name="ch7" chart:class="major"/>
          </chart:axis>
          <chart:series chart:style-name="ch8" chart:values-cell-range-address="'results60-2'.F2:'results60-2'.F10" chart:label-cell-address="'results60-2'.B2:'results60-2'.B2" chart:class="chart:scatter">
            <chart:domain table:cell-range-address="'results60-2'.C2:'results60-2'.C10"/>
            <chart:data-point chart:repeated="9"/>
          </chart:series>
          <chart:series chart:style-name="ch9" chart:values-cell-range-address="'results60-2'.F56:'results60-2'.F64" chart:label-cell-address="'results60-2'.B56:'results60-2'.B56" chart:class="chart:scatter">
            <chart:domain table:cell-range-address="'results60-2'.C56:'results60-2'.C64"/>
            <chart:data-point chart:repeated="9"/>
          </chart:series>
          <chart:series chart:style-name="ch10" chart:values-cell-range-address="'results60-2'.F65:'results60-2'.F73" chart:label-cell-address="'results60-2'.B65:'results60-2'.B65" chart:class="chart:scatter">
            <chart:domain table:cell-range-address="'results60-2'.C65:'results60-2'.C73"/>
            <chart:data-point chart:repeated="9"/>
          </chart:series>
          <chart:series chart:style-name="ch11" chart:values-cell-range-address="'results60-2'.F74:'results60-2'.F82" chart:label-cell-address="'results60-2'.B74:'results60-2'.B74" chart:class="chart:scatter">
            <chart:domain table:cell-range-address="'results60-2'.C74:'results60-2'.C82"/>
            <chart:data-point chart:repeated="9"/>
          </chart:series>
          <chart:series chart:style-name="ch12" chart:values-cell-range-address="'results60-2'.G2:'results60-2'.G10" chart:label-cell-address="'results60-2'.B2:'results60-2'.B2" chart:class="chart:scatter">
            <chart:data-point chart:repeated="9"/>
          </chart:series>
          <chart:series chart:style-name="ch13" chart:values-cell-range-address="'results60-2'.G56:'results60-2'.G64" chart:label-cell-address="'results60-2'.B56:'results60-2'.B56" chart:class="chart:scatter">
            <chart:domain table:cell-range-address="'results60-2'.C56:'results60-2'.C64"/>
            <chart:data-point chart:repeated="9"/>
          </chart:series>
          <chart:series chart:style-name="ch14" chart:values-cell-range-address="'results60-2'.G65:'results60-2'.G73" chart:label-cell-address="'results60-2'.B65:'results60-2'.B65" chart:class="chart:scatter">
            <chart:domain table:cell-range-address="'results60-2'.C65:'results60-2'.C73"/>
            <chart:data-point chart:repeated="9"/>
          </chart:series>
          <chart:series chart:style-name="ch15" chart:values-cell-range-address="'results60-2'.G74:'results60-2'.G82" chart:label-cell-address="'results60-2'.B74:'results60-2'.B74" chart:class="chart:scatter">
            <chart:domain table:cell-range-address="'results60-2'.C74:'results60-2'.C82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'results60-2'.B2:'results6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60-2'.B56:'results6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60-2'.B65:'results6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60-2'.B74:'results60-2'.B74</svg:desc>
                </draw:g>
              </table:table-cell>
              <table:table-cell office:value-type="string">
                <text:p>4</text:p>
                <draw:g>
                  <svg:desc>'results60-2'.B2:'results60-2'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</text:p>
                <draw:g>
                  <svg:desc>'results60-2'.B56:'results60-2'.B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7.5</text:p>
                <draw:g>
                  <svg:desc>'results60-2'.B65:'results60-2'.B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results60-2'.B74:'results60-2'.B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s60-2'.C2:'results60-2'.C10</svg:desc>
                </draw:g>
              </table:table-cell>
              <table:table-cell office:value-type="float" office:value="100">
                <text:p>100</text:p>
                <draw:g>
                  <svg:desc>'results60-2'.F2:'results60-2'.F10</svg:desc>
                </draw:g>
              </table:table-cell>
              <table:table-cell office:value-type="float" office:value="4">
                <text:p>4</text:p>
                <draw:g>
                  <svg:desc>'results60-2'.C56:'results60-2'.C64</svg:desc>
                </draw:g>
              </table:table-cell>
              <table:table-cell office:value-type="float" office:value="98">
                <text:p>98</text:p>
                <draw:g>
                  <svg:desc>'results60-2'.F56:'results60-2'.F64</svg:desc>
                </draw:g>
              </table:table-cell>
              <table:table-cell office:value-type="float" office:value="4">
                <text:p>4</text:p>
                <draw:g>
                  <svg:desc>'results60-2'.C65:'results60-2'.C73</svg:desc>
                </draw:g>
              </table:table-cell>
              <table:table-cell office:value-type="float" office:value="89">
                <text:p>89</text:p>
                <draw:g>
                  <svg:desc>'results60-2'.F65:'results60-2'.F73</svg:desc>
                </draw:g>
              </table:table-cell>
              <table:table-cell office:value-type="float" office:value="4">
                <text:p>4</text:p>
                <draw:g>
                  <svg:desc>'results60-2'.C74:'results60-2'.C82</svg:desc>
                </draw:g>
              </table:table-cell>
              <table:table-cell office:value-type="float" office:value="55">
                <text:p>55</text:p>
                <draw:g>
                  <svg:desc>'results60-2'.F74:'results60-2'.F82</svg:desc>
                </draw:g>
              </table:table-cell>
              <table:table-cell office:value-type="float" office:value="99.5">
                <text:p>99.5</text:p>
                <draw:g>
                  <svg:desc>'results60-2'.G2:'results60-2'.G10</svg:desc>
                </draw:g>
              </table:table-cell>
              <table:table-cell office:value-type="float" office:value="4">
                <text:p>4</text:p>
                <draw:g>
                  <svg:desc>'results60-2'.C56:'results60-2'.C64</svg:desc>
                </draw:g>
              </table:table-cell>
              <table:table-cell office:value-type="float" office:value="38">
                <text:p>38</text:p>
                <draw:g>
                  <svg:desc>'results60-2'.G56:'results60-2'.G64</svg:desc>
                </draw:g>
              </table:table-cell>
              <table:table-cell office:value-type="float" office:value="4">
                <text:p>4</text:p>
                <draw:g>
                  <svg:desc>'results60-2'.C65:'results60-2'.C73</svg:desc>
                </draw:g>
              </table:table-cell>
              <table:table-cell office:value-type="float" office:value="19.5">
                <text:p>19.5</text:p>
                <draw:g>
                  <svg:desc>'results60-2'.G65:'results60-2'.G73</svg:desc>
                </draw:g>
              </table:table-cell>
              <table:table-cell office:value-type="float" office:value="4">
                <text:p>4</text:p>
                <draw:g>
                  <svg:desc>'results60-2'.C74:'results60-2'.C82</svg:desc>
                </draw:g>
              </table:table-cell>
              <table:table-cell office:value-type="float" office:value="8.5">
                <text:p>8.5</text:p>
                <draw:g>
                  <svg:desc>'results60-2'.G74:'results60-2'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00">
                <text:p>100</text:p>
              </table:table-cell>
              <table:table-cell office:value-type="float" office:value="4.5">
                <text:p>4.5</text:p>
              </table:table-cell>
              <table:table-cell office:value-type="float" office:value="98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84">
                <text:p>84</text:p>
              </table:table-cell>
              <table:table-cell office:value-type="float" office:value="4.5">
                <text:p>4.5</text:p>
              </table:table-cell>
              <table:table-cell office:value-type="float" office:value="54.5">
                <text:p>54.5</text:p>
              </table:table-cell>
              <table:table-cell office:value-type="float" office:value="99.5">
                <text:p>99.5</text:p>
              </table:table-cell>
              <table:table-cell office:value-type="float" office:value="4.5">
                <text:p>4.5</text:p>
              </table:table-cell>
              <table:table-cell office:value-type="float" office:value="34.5">
                <text:p>34.5</text:p>
              </table:table-cell>
              <table:table-cell office:value-type="float" office:value="4.5">
                <text:p>4.5</text:p>
              </table:table-cell>
              <table:table-cell office:value-type="float" office:value="16.5">
                <text:p>16.5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52.5">
                <text:p>52.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.5">
                <text:p>5.5</text:p>
              </table:table-cell>
              <table:table-cell office:value-type="float" office:value="96">
                <text:p>96</text:p>
              </table:table-cell>
              <table:table-cell office:value-type="float" office:value="5.5">
                <text:p>5.5</text:p>
              </table:table-cell>
              <table:table-cell office:value-type="float" office:value="81.5">
                <text:p>81.5</text:p>
              </table:table-cell>
              <table:table-cell office:value-type="float" office:value="5.5">
                <text:p>5.5</text:p>
              </table:table-cell>
              <table:table-cell office:value-type="float" office:value="46.5">
                <text:p>46.5</text:p>
              </table:table-cell>
              <table:table-cell office:value-type="float" office:value="98.5">
                <text:p>98.5</text:p>
              </table:table-cell>
              <table:table-cell office:value-type="float" office:value="5.5">
                <text:p>5.5</text:p>
              </table:table-cell>
              <table:table-cell office:value-type="float" office:value="26.5">
                <text:p>26.5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84.5">
                <text:p>84.5</text:p>
              </table:table-cell>
              <table:table-cell office:value-type="float" office:value="6">
                <text:p>6</text:p>
              </table:table-cell>
              <table:table-cell office:value-type="float" office:value="44.5">
                <text:p>44.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96">
                <text:p>96</text:p>
              </table:table-cell>
              <table:table-cell office:value-type="float" office:value="6.5">
                <text:p>6.5</text:p>
              </table:table-cell>
              <table:table-cell office:value-type="float" office:value="81.5">
                <text:p>81.5</text:p>
              </table:table-cell>
              <table:table-cell office:value-type="float" office:value="6.5">
                <text:p>6.5</text:p>
              </table:table-cell>
              <table:table-cell office:value-type="float" office:value="41">
                <text:p>41</text:p>
              </table:table-cell>
              <table:table-cell office:value-type="float" office:value="98.5">
                <text:p>98.5</text:p>
              </table:table-cell>
              <table:table-cell office:value-type="float" office:value="6.5">
                <text:p>6.5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7">
                <text:p>7</text:p>
              </table:table-cell>
              <table:table-cell office:value-type="float" office:value="74.5">
                <text:p>74.5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8.5">
                <text:p>98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00">
                <text:p>100</text:p>
              </table:table-cell>
              <table:table-cell office:value-type="float" office:value="7.5">
                <text:p>7.5</text:p>
              </table:table-cell>
              <table:table-cell office:value-type="float" office:value="89.5">
                <text:p>89.5</text:p>
              </table:table-cell>
              <table:table-cell office:value-type="float" office:value="7.5">
                <text:p>7.5</text:p>
              </table:table-cell>
              <table:table-cell office:value-type="float" office:value="71.5">
                <text:p>71.5</text:p>
              </table:table-cell>
              <table:table-cell office:value-type="float" office:value="7.5">
                <text:p>7.5</text:p>
              </table:table-cell>
              <table:table-cell office:value-type="float" office:value="31.5">
                <text:p>31.5</text:p>
              </table:table-cell>
              <table:table-cell office:value-type="float" office:value="97.5">
                <text:p>97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5">
                <text:p>9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